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ff00" style:font-name="Arial Black" fo:font-weight="900" style:font-size-asian="10.5pt"/>
    </style:style>
    <style:style style:name="T1" style:family="text">
      <style:text-properties fo:color="#00ff00" style:font-name="Arial Black" fo:font-weight="900" style:font-size-asian="10.5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2" svg:width="17.222cm" svg:height="1.324cm" svg:x="-0.078cm" svg:y="1.36cm"><text:p text:style-name="P1"><text:span text:style-name="T1">This is a DRAW element</text:span></text:p></draw:rect>Cras in metus tortor, vel porta magna. Nullam posuere scelerisque purus ut auctor. Aenean non lor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ner Bielefeld</meta:initial-creator>
    <meta:creation-date>2013-02-17T08:50:16.67</meta:creation-date>
    <dc:date>2013-07-24T15:20:15.662057692</dc:date>
    <meta:editing-duration>P0D</meta:editing-duration>
    <meta:editing-cycles>3</meta:editing-cycles>
    <meta:generator>LibreOffice/4.2.0.0.alpha0$Linux_X86_64 LibreOffice_project/b0c43257d9db19ac45a93d8fb1e7648e82517289</meta:generator>
    <meta:document-statistic meta:table-count="0" meta:image-count="0" meta:object-count="0" meta:page-count="1" meta:paragraph-count="1" meta:word-count="16" meta:character-count="99" meta:non-whitespace-character-count="84"/>
  </office:meta>
</office:document-meta>
</file>